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bdee" officeooo:paragraph-rsid="000ebde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bdee" officeooo:paragraph-rsid="000ebdee" style:font-size-asian="10.5pt" style:font-size-complex="12pt"/>
    </style:style>
    <style:style style:name="P3" style:family="paragraph" style:parent-style-name="Standard">
      <style:paragraph-properties fo:text-align="start" style:justify-single-word="false" fo:break-before="page"/>
      <style:text-properties fo:font-size="12pt" officeooo:rsid="000ebdee" officeooo:paragraph-rsid="000ebdee" style:font-size-asian="10.5pt" style:font-size-complex="12pt"/>
    </style:style>
    <style:style style:name="P4" style:family="paragraph" style:parent-style-name="Header">
      <style:text-properties officeooo:rsid="000ebdee" officeooo:paragraph-rsid="000ebdee"/>
    </style:style>
    <style:style style:name="T1" style:family="text">
      <style:text-properties officeooo:rsid="000ece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y_test <text:s/>Design Document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bdee" officeooo:paragraph-rsid="000ebdee"/>
    </style:style>
    <style:style style:name="MT1" style:family="text">
      <style:text-properties officeooo:rsid="000ece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Martin Lester<text:tab/><text:tab/><text:date style:data-style-name="N37" text:date-value="2018-01-05T22:26:07.718071793" text:fixed="true">05/01/18</text:date></text:p>
      </style:header>
      <style:footer>
        <text:p text:style-name="Footer"><text:tab/><text:tab/><text:span text:style-name="MT1">Page </text:span><text:page-number text:select-page="current">2</text:page-number> <text:span text:style-name="MT1">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22:03:54.992954750</meta:creation-date>
    <dc:date>2018-01-05T22:33:12.516405038</dc:date>
    <meta:editing-duration>PT8M20S</meta:editing-duration>
    <meta:editing-cycles>4</meta:editing-cycles>
    <meta:generator>LibreOffice/5.3.1.2$Linux_X86_64 LibreOffice_project/30m0$Build-2</meta:generator>
    <meta:print-date>2018-01-05T22:29:29.250505511</meta:print-date>
    <dc:title>Design</dc:title>
    <meta:document-statistic meta:table-count="0" meta:image-count="0" meta:object-count="0" meta:page-count="2" meta:paragraph-count="3" meta:word-count="10" meta:character-count="61" meta:non-whitespace-character-count="50"/>
  </office:meta>
</office:document-meta>
</file>